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text-align="center"/>
      <style:text-properties style:font-name-complex="Calibri"/>
    </style:style>
    <style:style style:name="P6" style:parent-style-name="ListParagraph" style:list-style-name="LFO1" style:family="paragraph">
      <style:text-properties style:font-name-complex="Calibri"/>
    </style:style>
    <style:style style:name="P7" style:parent-style-name="ListParagraph" style:list-style-name="LFO1" style:family="paragraph">
      <style:text-properties style:font-name-complex="Calibri"/>
    </style:style>
    <style:style style:name="P8" style:parent-style-name="Normal" style:family="paragraph">
      <style:text-properties style:font-name-complex="Calibri"/>
    </style:style>
    <style:style style:name="P9" style:parent-style-name="Normal" style:family="paragraph">
      <style:paragraph-properties fo:margin-top="0.0694in" fo:margin-bottom="0.0694in" fo:line-height="100%" fo:margin-left="-0.25in">
        <style:tab-stops/>
      </style:paragraph-properties>
      <style:text-properties style:font-name-complex="Calibri" fo:font-size="12pt" style:font-size-asian="12pt" style:font-size-complex="12pt"/>
    </style:style>
    <style:style style:name="P10" style:parent-style-name="Normal" style:family="paragraph">
      <style:paragraph-properties fo:margin-top="0.0694in" fo:margin-bottom="0.0694in" fo:line-height="100%" fo:margin-left="-0.25in">
        <style:tab-stops/>
      </style:paragraph-properties>
      <style:text-properties style:font-name-complex="Calibri" fo:font-size="12pt" style:font-size-asian="12pt" style:font-size-complex="12pt"/>
    </style:style>
    <style:style style:name="P11" style:parent-style-name="Normal" style:family="paragraph">
      <style:paragraph-properties style:text-autospace="none" fo:margin-bottom="0in" fo:line-height="100%"/>
    </style:style>
    <style:style style:name="T12" style:parent-style-name="DefaultParagraphFont" style:family="text">
      <style:text-properties style:font-name-complex="Calibri" fo:font-size="12pt" style:font-size-asian="12pt" style:font-size-complex="12pt"/>
    </style:style>
    <style:style style:name="P1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2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8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5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5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5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9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0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0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0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0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0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0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1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2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2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2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3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3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3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3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3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35" style:parent-style-name="Normal" style:family="paragraph">
      <style:paragraph-properties fo:margin-top="0.0694in" fo:margin-bottom="0.0694in" fo:line-height="100%" fo:margin-left="-0.25in">
        <style:tab-stops/>
      </style:paragraph-properties>
      <style:text-properties style:font-name-complex="Calibri" fo:font-size="12pt" style:font-size-asian="12pt" style:font-size-complex="12pt"/>
    </style:style>
    <style:style style:name="P136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2">Player</text:span><text:span text:style-name="T3"><text:s/></text:span><text:span text:style-name="T4">Changing Gravity 2D</text:span></text:p>
      <text:p text:style-name="P5">In this tutorial we'll create a simple code for <text:s/>the Gravity <text:s/>for 2D. You will learn to code:</text:p>
      <text:list text:style-name="LFO1" text:continue-numbering="true">
        <text:list-item>
          <text:p text:style-name="P6">Gravity</text:p>
        </text:list-item>
        <text:list-item>
          <text:p text:style-name="P7">Player control</text:p>
        </text:list-item>
      </text:list>
      <text:p text:style-name="P8">I would assume you know the basics of Unity editor as well we will be tutorial Unity<text:s/>5/2018.<text:s/></text:p>
      <text:p text:style-name="P9">Created a folder for the <text:s/>code player ability <text:s/>as well create a new C# Script call it Player set and put inside the Code player ability <text:s/>folder and attach it to the main character.<text:s/></text:p>
      <text:p text:style-name="P10">Writing down the following code and some of the code will be able<text:s/>in notepad to look at:</text:p>
      <text:p text:style-name="P11"><text:span text:style-name="T12">Gravity:<text:s/></text:span></text:p>
      <text:p text:style-name="P13"><text:span text:style-name="T14">using</text:span><text:span text:style-name="T15"><text:s/>System. Collections;</text:span></text:p>
      <text:p text:style-name="P16"><text:span text:style-name="T17">using</text:span><text:span text:style-name="T18"><text:s/>System.Collections.Generic;</text:span></text:p>
      <text:p text:style-name="P19"><text:span text:style-name="T20">using</text:span><text:span text:style-name="T21"><text:s/>UnityEngine;</text:span></text:p>
      <text:p text:style-name="P22"/>
      <text:p text:style-name="P23"><text:span text:style-name="T24">public</text:span><text:span text:style-name="T25"><text:s/></text:span><text:span text:style-name="T26">class</text:span><text:span text:style-name="T27"><text:s/></text:span><text:span text:style-name="T28">ChangingGravity</text:span><text:span text:style-name="T29"><text:s/>: MonoBehaviour {</text:span></text:p>
      <text:p text:style-name="P30"><text:span text:style-name="T31"><text:s text:c="4"/></text:span><text:span text:style-name="T32">private</text:span><text:span text:style-name="T33"><text:s/>Rigidbody2D rb;</text:span></text:p>
      <text:p text:style-name="P34"><text:span text:style-name="T35"><text:s text:c="4"/></text:span><text:span text:style-name="T36">private</text:span><text:span text:style-name="T37"><text:s/></text:span><text:span text:style-name="T38">bool</text:span><text:span text:style-name="T39"><text:s/>top;</text:span></text:p>
      <text:p text:style-name="P40"><text:span text:style-name="T41"><text:s text:c="4"/></text:span><text:span text:style-name="T42">private</text:span><text:span text:style-name="T43"><text:s/></text:span><text:span text:style-name="T44">void</text:span><text:span text:style-name="T45"><text:s/></text:span><text:span text:style-name="T46">Start</text:span><text:span text:style-name="T47">()</text:span></text:p>
      <text:p text:style-name="P48"><text:s text:c="4"/>{</text:p>
      <text:p text:style-name="P49"><text:s text:c="8"/>rb = GetComponent&lt;Rigidbody2D&gt;();</text:p>
      <text:p text:style-name="P50"><text:s text:c="4"/>}</text:p>
      <text:p text:style-name="P51"/>
      <text:p text:style-name="P52"><text:span text:style-name="T53"><text:s text:c="4"/></text:span><text:span text:style-name="T54">void</text:span><text:span text:style-name="T55"><text:s/></text:span><text:span text:style-name="T56">Update</text:span><text:span text:style-name="T57">()</text:span></text:p>
      <text:p text:style-name="P58"><text:span text:style-name="T59"><text:s text:c="4"/>{<text:s/></text:span><text:span text:style-name="T60">if</text:span><text:span text:style-name="T61"><text:s/>(Input.GetKeyDown(KeyCode.LeftArrow)){</text:span></text:p>
      <text:p text:style-name="P62"><text:span text:style-name="T63"><text:s text:c="9"/>Physics2D.gravity =<text:s/></text:span><text:span text:style-name="T64">new</text:span><text:span text:style-name="T65"><text:s/>Vector2(-9.81f, 0f);</text:span></text:p>
      <text:p text:style-name="P66"><text:span text:style-name="T67"><text:s text:c="8"/>}</text:span><text:span text:style-name="T68">else</text:span><text:span text:style-name="T69"><text:s/></text:span><text:span text:style-name="T70">if</text:span><text:span text:style-name="T71"><text:s/>(Input.GetKeyDown(KeyCode.DownArrow)){</text:span></text:p>
      <text:p text:style-name="P72"><text:span text:style-name="T73"><text:s text:c="9"/>Physics2D.gravity =<text:s/></text:span><text:span text:style-name="T74">ne</text:span><text:span text:style-name="T75">w</text:span><text:span text:style-name="T76"><text:s/>Vector2(-9.81f, 0f);</text:span></text:p>
      <text:p text:style-name="P77"><text:span text:style-name="T78"><text:s text:c="8"/>}</text:span><text:span text:style-name="T79">else</text:span><text:span text:style-name="T80"><text:s/></text:span><text:span text:style-name="T81">if</text:span><text:span text:style-name="T82"><text:s/>(Input.GetKeyDown(KeyCode.UpArrow))</text:span></text:p>
      <text:p text:style-name="P83"><text:span text:style-name="T84"><text:s text:c="8"/>Physics2D.gravity =<text:s/></text:span><text:span text:style-name="T85">new</text:span><text:span text:style-name="T86"><text:s/>Vector2(-9.81f, 0f);</text:span></text:p>
      <text:p text:style-name="P87"><text:span text:style-name="T88"><text:s text:c="8"/></text:span><text:span text:style-name="T89">else</text:span><text:span text:style-name="T90"><text:s/></text:span><text:span text:style-name="T91">if</text:span><text:span text:style-name="T92"><text:s/>(Input.GetKeyDown(KeyCode.RightArrow)){</text:span></text:p>
      <text:p text:style-name="P93"><text:span text:style-name="T94"><text:s text:c="9"/>Physics2D.gravity =<text:s/></text:span><text:span text:style-name="T95">new</text:span><text:span text:style-name="T96"><text:s/>Vector2(-9.81f, 0f);</text:span></text:p>
      <text:p text:style-name="P97"/>
      <text:p text:style-name="P98"><text:span text:style-name="T99"><text:s text:c="8"/></text:span><text:span text:style-name="T100">if</text:span><text:span text:style-name="T101"><text:s/>(Inpu</text:span><text:span text:style-name="T102">t.GetKeyDown(KeyCode.Q))</text:span></text:p>
      <text:p text:style-name="P103"><text:s text:c="12"/>rb.gravityScale *= -1;</text:p>
      <text:p text:style-name="P104"><text:s text:c="8"/>Rotation();</text:p>
      <text:p text:style-name="P105"><text:s text:c="4"/>}</text:p>
      <text:p text:style-name="P106"/>
      <text:p text:style-name="P107">}</text:p>
      <text:p text:style-name="P108"><text:span text:style-name="T109">void</text:span><text:span text:style-name="T110"><text:s/>Rotation(){</text:span></text:p>
      <text:p text:style-name="P111"><text:span text:style-name="T112"><text:s text:c="8"/></text:span><text:span text:style-name="T113">if</text:span><text:span text:style-name="T114"><text:s/>(top ==<text:s/></text:span><text:span text:style-name="T115">false</text:span><text:span text:style-name="T116">)</text:span></text:p>
      <text:p text:style-name="P117"><text:s text:c="8"/>{</text:p>
      <text:p text:style-name="P118"><text:span text:style-name="T119"><text:s text:c="12"/>transform.eulerAngles =<text:s/></text:span><text:span text:style-name="T120">new</text:span><text:span text:style-name="T121"><text:s/>Vector3(0, 0, 100f);</text:span></text:p>
      <text:p text:style-name="P122"><text:span text:style-name="T123"><text:s text:c="8"/>}</text:span><text:span text:style-name="T124">else</text:span><text:span text:style-name="T125"><text:s/>{</text:span></text:p>
      <text:p text:style-name="P126"><text:s text:c="12"/>transform.eulerAngles = Vector3.zero;</text:p>
      <text:p text:style-name="P127"><text:s text:c="8"/>}</text:p>
      <text:p text:style-name="P128"><text:s text:c="8"/></text:p>
      <text:p text:style-name="P129"><text:s text:c="8"/>top = !top;</text:p>
      <text:p text:style-name="P130"><text:s text:c="4"/>}</text:p>
      <text:p text:style-name="P131"><text:s text:c="8"/></text:p>
      <text:p text:style-name="P132"><text:s/>}</text:p>
      <text:p text:style-name="P133"><text:s text:c="4"/></text:p>
      <text:p text:style-name="P134"/>
      <text:p text:style-name="P135"/>
      <text:p text:style-name="P1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van Kakala</meta:initial-creator>
    <dc:creator>Javan Kakala</dc:creator>
    <meta:creation-date>2018-12-11T01:51:00Z</meta:creation-date>
    <dc:date>2018-12-11T01:51:00Z</dc:date>
    <meta:print-date>2018-12-11T01:51:00Z</meta:print-date>
    <meta:template xlink:href="Normal" xlink:type="simple"/>
    <meta:editing-cycles>2</meta:editing-cycles>
    <meta:editing-duration>PT0S</meta:editing-duration>
    <meta:document-statistic meta:page-count="1" meta:paragraph-count="3" meta:word-count="234" meta:character-count="1571" meta:row-count="11" meta:non-whitespace-character-count="1340"/>
  </office:meta>
</office:document-meta>
</file>